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6891500" text:style-name="L1">
        <text:list-item>
          <text:p text:style-name="P2">Principaux apports :</text:p>
        </text:list-item>
      </text:list>
      <text:p text:style-name="P1"/>
      <text:p text:style-name="P1"><text:span text:style-name="T1">Propose une méthode pour détecter une structure dans une page web. En donnant un exemple d'objet ou de classe de cette objet, Structure Object Detection (LSOD), génére des testes d'hypothèses pour identifier des patterns qui sont satistiquement representatif et dérive des règles de <text:s/>ce pattern</text:span></text:p>
      <text:p text:style-name="P1"><text:span text:style-name="T1"/></text:p>
      <text:list xml:id="list859728243" text:style-name="L2">
        <text:list-item>
          <text:p text:style-name="P3">Intérêt d'avoir lu cette article :</text:p>
        </text:list-item>
      </text:list>
      <text:p text:style-name="P4"/>
      <text:p text:style-name="P4">L'approche ne s’intéresse pas à la navigation glob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1T19:31:22</meta:creation-date>
    <meta:generator>LibreOffice/3.5$Linux_x86 LibreOffice_project/350m1$Build-2</meta:generator>
    <dc:date>2014-02-11T19:49:31</dc:date>
    <dc:creator>Asus </dc:creator>
    <meta:editing-duration>PT10M2S</meta:editing-duration>
    <meta:editing-cycles>3</meta:editing-cycles>
    <meta:document-statistic meta:table-count="0" meta:image-count="0" meta:object-count="0" meta:page-count="1" meta:paragraph-count="4" meta:word-count="65" meta:character-count="407" meta:non-whitespace-character-count="347"/>
  </office:meta>
</office:document-meta>
</file>